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TagAttribute.IvyTagAttribute( String name , boolean 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TagAttribute.IvyTagAttribute( String name ,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TagAttribute.IvyTagAttribute( String name , String doc , boolean 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TagAttribute.IvyTagAttribute( String name , IValueProvider v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TagAttribute.setMandatory( boolean 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setValueProvider( IValueProvider valu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TagAttribute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setDoc(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IvyTagAttribute( String name , String doc , boolean mandatory , IValue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TagAttribute.IvyTag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TagAttribute.getDo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Tag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setContainer( IvyTag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TagAttribute.getValu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